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1774ad" officeooo:paragraph-rsid="001774ad"/>
    </style:style>
    <style:style style:name="P2" style:family="paragraph" style:parent-style-name="Standard">
      <style:text-properties officeooo:rsid="001774ad" officeooo:paragraph-rsid="001774ad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MainActivity.java (Login Page)</text:p>
      <text:p text:style-name="Standard">public class MainActivity extends AppCompatActivity {</text:p>
      <text:p text:style-name="Standard"><text:s text:c="4"/>EditText email, password;</text:p>
      <text:p text:style-name="Standard"><text:s text:c="4"/>Button loginBtn, register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main);</text:p>
      <text:p text:style-name="Standard"/>
      <text:p text:style-name="Standard"><text:s text:c="8"/>email = findViewById(R.id.email);</text:p>
      <text:p text:style-name="Standard"><text:s text:c="8"/>password = findViewById(R.id.password);</text:p>
      <text:p text:style-name="Standard"><text:s text:c="8"/>loginBtn = findViewById(R.id.loginBtn);</text:p>
      <text:p text:style-name="Standard"><text:s text:c="8"/>registerBtn = findViewById(R.id.registerBtn);</text:p>
      <text:p text:style-name="Standard"><text:s text:c="8"/>prefs = getSharedPreferences("UserPrefs", MODE_PRIVATE);</text:p>
      <text:p text:style-name="Standard"/>
      <text:p text:style-name="Standard"><text:s text:c="8"/>loginBtn.setOnClickListener(v -&gt; {</text:p>
      <text:p text:style-name="Standard"><text:s text:c="12"/>String savedEmail = prefs.getString("email", "");</text:p>
      <text:p text:style-name="Standard"><text:s text:c="12"/>String savedPass = prefs.getString("password", "");</text:p>
      <text:p text:style-name="Standard"><text:s text:c="12"/>if(email.getText().toString().equals(savedEmail) &amp;&amp; password.getText().toString().equals(savedPass)) {</text:p>
      <text:p text:style-name="Standard"><text:s text:c="16"/>startActivity(new Intent(MainActivity.this, DashboardActivity.class));</text:p>
      <text:p text:style-name="Standard"><text:s text:c="12"/>} else {</text:p>
      <text:p text:style-name="Standard"><text:s text:c="16"/>Toast.makeText(this, "Invalid credentials", Toast.LENGTH_SHORT).show();</text:p>
      <text:p text:style-name="Standard"><text:s text:c="12"/>}</text:p>
      <text:p text:style-name="Standard"><text:s text:c="8"/>});</text:p>
      <text:p text:style-name="Standard"/>
      <text:p text:style-name="Standard"><text:s text:c="8"/>registerBtn.setOnClickListener(v -&gt; {</text:p>
      <text:p text:style-name="Standard"><text:s text:c="12"/>startActivity(new Intent(MainActivity.this, RegisterActivity.class)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main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email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mail" /&gt;</text:p>
      <text:p text:style-name="Standard"/>
      <text:p text:style-name="Standard"><text:s text:c="4"/>&lt;EditText</text:p>
      <text:p text:style-name="Standard"><text:soft-page-break/><text:s text:c="8"/>android:id="@+id/password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Password"</text:p>
      <text:p text:style-name="Standard"><text:s text:c="8"/>android:inputType="textPassword" /&gt;</text:p>
      <text:p text:style-name="Standard"/>
      <text:p text:style-name="Standard"><text:s text:c="4"/>&lt;Button</text:p>
      <text:p text:style-name="Standard"><text:s text:c="8"/>android:id="@+id/login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Login" /&gt;</text:p>
      <text:p text:style-name="Standard"/>
      <text:p text:style-name="Standard"><text:s text:c="4"/>&lt;Button</text:p>
      <text:p text:style-name="Standard"><text:s text:c="8"/>android:id="@+id/register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Register" /&gt;</text:p>
      <text:p text:style-name="Standard">&lt;/LinearLayout&gt;</text:p>
      <text:p text:style-name="Standard"/>
      <text:p text:style-name="Standard">// RegisterActivity.java</text:p>
      <text:p text:style-name="Standard">public class RegisterActivity extends AppCompatActivity {</text:p>
      <text:p text:style-name="Standard"><text:s text:c="4"/>EditText name, email, password;</text:p>
      <text:p text:style-name="Standard"><text:s text:c="4"/>Button register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register);</text:p>
      <text:p text:style-name="Standard"/>
      <text:p text:style-name="Standard"><text:s text:c="8"/>name = findViewById(R.id.name);</text:p>
      <text:p text:style-name="Standard"><text:s text:c="8"/>email = findViewById(R.id.email);</text:p>
      <text:p text:style-name="Standard"><text:s text:c="8"/>password = findViewById(R.id.password);</text:p>
      <text:p text:style-name="Standard"><text:s text:c="8"/>registerBtn = findViewById(R.id.registerBtn);</text:p>
      <text:p text:style-name="Standard"><text:s text:c="8"/>prefs = getSharedPreferences("UserPrefs", MODE_PRIVATE);</text:p>
      <text:p text:style-name="Standard"/>
      <text:p text:style-name="Standard"><text:s text:c="8"/>registerBtn.setOnClickListener(v -&gt; {</text:p>
      <text:p text:style-name="Standard"><text:s text:c="12"/>SharedPreferences.Editor editor = prefs.edit();</text:p>
      <text:p text:style-name="Standard"><text:s text:c="12"/>editor.putString("name", name.getText().toString());</text:p>
      <text:p text:style-name="Standard"><text:s text:c="12"/>editor.putString("email", email.getText().toString());</text:p>
      <text:p text:style-name="Standard"><text:s text:c="12"/>editor.putString("password", password.getText().toString());</text:p>
      <text:p text:style-name="Standard"><text:s text:c="12"/>editor.putFloat("balance", 10000);</text:p>
      <text:p text:style-name="Standard"><text:s text:c="12"/>editor.apply();</text:p>
      <text:p text:style-name="Standard"><text:s text:c="12"/>startActivity(new Intent(RegisterActivity.this, MainActivity.class)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register.xml</text:p>
      <text:p text:style-name="Standard"><text:soft-page-break/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name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Full Name" /&gt;</text:p>
      <text:p text:style-name="Standard"/>
      <text:p text:style-name="Standard"><text:s text:c="4"/>&lt;EditText</text:p>
      <text:p text:style-name="Standard"><text:s text:c="8"/>android:id="@+id/email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mail" /&gt;</text:p>
      <text:p text:style-name="Standard"/>
      <text:p text:style-name="Standard"><text:s text:c="4"/>&lt;EditText</text:p>
      <text:p text:style-name="Standard"><text:s text:c="8"/>android:id="@+id/password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Password"</text:p>
      <text:p text:style-name="Standard"><text:s text:c="8"/>android:inputType="textPassword" /&gt;</text:p>
      <text:p text:style-name="Standard"/>
      <text:p text:style-name="Standard"><text:s text:c="4"/>&lt;Button</text:p>
      <text:p text:style-name="Standard"><text:s text:c="8"/>android:id="@+id/register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Register" /&gt;</text:p>
      <text:p text:style-name="Standard">&lt;/LinearLayout&gt;</text:p>
      <text:p text:style-name="Standard"/>
      <text:p text:style-name="Standard">// DashboardActivity.java</text:p>
      <text:p text:style-name="Standard">public class DashboardActivity extends AppCompatActivity {</text:p>
      <text:p text:style-name="Standard"><text:s text:c="4"/>TextView welcome, balance;</text:p>
      <text:p text:style-name="Standard"><text:s text:c="4"/>Button depositBtn, withdrawBtn, historyBtn, logout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dashboard);</text:p>
      <text:p text:style-name="Standard"/>
      <text:p text:style-name="Standard"><text:s text:c="8"/>welcome = findViewById(R.id.welcome);</text:p>
      <text:p text:style-name="Standard"><text:s text:c="8"/>balance = findViewById(R.id.balance);</text:p>
      <text:p text:style-name="Standard"><text:s text:c="8"/>depositBtn = findViewById(R.id.depositBtn);</text:p>
      <text:p text:style-name="Standard"><text:s text:c="8"/>withdrawBtn = findViewById(R.id.withdrawBtn);</text:p>
      <text:p text:style-name="Standard"><text:s text:c="8"/>historyBtn = findViewById(R.id.historyBtn);</text:p>
      <text:p text:style-name="Standard"><text:soft-page-break/><text:s text:c="8"/>logoutBtn = findViewById(R.id.logoutBtn);</text:p>
      <text:p text:style-name="Standard"><text:s text:c="8"/>prefs = getSharedPreferences("UserPrefs", MODE_PRIVATE);</text:p>
      <text:p text:style-name="Standard"/>
      <text:p text:style-name="Standard"><text:s text:c="8"/>String name = prefs.getString("name", "");</text:p>
      <text:p text:style-name="Standard"><text:s text:c="8"/>float bal = prefs.getFloat("balance", 0);</text:p>
      <text:p text:style-name="Standard"/>
      <text:p text:style-name="Standard"><text:s text:c="8"/>welcome.setText("Welcome, " + name);</text:p>
      <text:p text:style-name="Standard"><text:s text:c="8"/>balance.setText("Balance: KES " + bal);</text:p>
      <text:p text:style-name="Standard"/>
      <text:p text:style-name="Standard"><text:s text:c="8"/>depositBtn.setOnClickListener(v -&gt; startActivity(new Intent(this, DepositActivity.class)));</text:p>
      <text:p text:style-name="Standard"><text:s text:c="8"/>withdrawBtn.setOnClickListener(v -&gt; startActivity(new Intent(this, WithdrawActivity.class)));</text:p>
      <text:p text:style-name="Standard"><text:s text:c="8"/>historyBtn.setOnClickListener(v -&gt; startActivity(new Intent(this, HistoryActivity.class)));</text:p>
      <text:p text:style-name="Standard"><text:s text:c="8"/>logoutBtn.setOnClickListener(v -&gt; startActivity(new Intent(this, MainActivity.class)));</text:p>
      <text:p text:style-name="Standard"><text:s text:c="4"/>}</text:p>
      <text:p text:style-name="Standard">}</text:p>
      <text:p text:style-name="Standard"/>
      <text:p text:style-name="Standard">// activity_dashboard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TextView</text:p>
      <text:p text:style-name="Standard"><text:s text:c="8"/>android:id="@+id/welcome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text="Welcome"</text:p>
      <text:p text:style-name="Standard"><text:s text:c="8"/>android:textSize="18sp"</text:p>
      <text:p text:style-name="Standard"><text:s text:c="8"/>android:textStyle="bold" /&gt;</text:p>
      <text:p text:style-name="Standard"/>
      <text:p text:style-name="Standard"><text:s text:c="4"/>&lt;TextView</text:p>
      <text:p text:style-name="Standard"><text:s text:c="8"/>android:id="@+id/balance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text="Balance: KES 0" /&gt;</text:p>
      <text:p text:style-name="Standard"/>
      <text:p text:style-name="Standard"><text:s text:c="4"/>&lt;Button</text:p>
      <text:p text:style-name="Standard"><text:s text:c="8"/>android:id="@+id/deposi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Deposit" /&gt;</text:p>
      <text:p text:style-name="Standard"/>
      <text:p text:style-name="Standard"><text:s text:c="4"/>&lt;Button</text:p>
      <text:p text:style-name="Standard"><text:s text:c="8"/>android:id="@+id/withdraw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Withdraw" /&gt;</text:p>
      <text:p text:style-name="Standard"><text:soft-page-break/></text:p>
      <text:p text:style-name="Standard"><text:s text:c="4"/>&lt;Button</text:p>
      <text:p text:style-name="Standard"><text:s text:c="8"/>android:id="@+id/history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Transaction History" /&gt;</text:p>
      <text:p text:style-name="Standard"/>
      <text:p text:style-name="Standard"><text:s text:c="4"/>&lt;Button</text:p>
      <text:p text:style-name="Standard"><text:s text:c="8"/>android:id="@+id/logou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Logout" /&gt;</text:p>
      <text:p text:style-name="Standard">&lt;/LinearLayout&gt;</text:p>
      <text:p text:style-name="Standard"/>
      <text:p text:style-name="Standard">// DepositActivity.java</text:p>
      <text:p text:style-name="Standard">public class DepositActivity extends AppCompatActivity {</text:p>
      <text:p text:style-name="Standard"><text:s text:c="4"/>EditText amountInput;</text:p>
      <text:p text:style-name="Standard"><text:s text:c="4"/>Button deposit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deposit);</text:p>
      <text:p text:style-name="Standard"/>
      <text:p text:style-name="Standard"><text:s text:c="8"/>amountInput = findViewById(R.id.amountInput);</text:p>
      <text:p text:style-name="Standard"><text:s text:c="8"/>depositBtn = findViewById(R.id.depositBtn);</text:p>
      <text:p text:style-name="Standard"><text:s text:c="8"/>prefs = getSharedPreferences("UserPrefs", MODE_PRIVATE);</text:p>
      <text:p text:style-name="Standard"/>
      <text:p text:style-name="Standard"><text:s text:c="8"/>depositBtn.setOnClickListener(v -&gt; {</text:p>
      <text:p text:style-name="Standard"><text:s text:c="12"/>float currentBal = prefs.getFloat("balance", 0);</text:p>
      <text:p text:style-name="Standard"><text:s text:c="12"/>float deposit = Float.parseFloat(amountInput.getText().toString());</text:p>
      <text:p text:style-name="Standard"><text:s text:c="12"/>currentBal += deposit;</text:p>
      <text:p text:style-name="Standard"><text:s text:c="12"/>SharedPreferences.Editor editor = prefs.edit();</text:p>
      <text:p text:style-name="Standard"><text:s text:c="12"/>editor.putFloat("balance", currentBal);</text:p>
      <text:p text:style-name="Standard"><text:s text:c="12"/>editor.apply();</text:p>
      <text:p text:style-name="Standard"><text:s text:c="12"/>Toast.makeText(this, "Deposited KES " + deposit, Toast.LENGTH_SHORT).show();</text:p>
      <text:p text:style-name="Standard"><text:s text:c="12"/>finish(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deposit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><text:soft-page-break/></text:p>
      <text:p text:style-name="Standard"><text:s text:c="4"/>&lt;EditText</text:p>
      <text:p text:style-name="Standard"><text:s text:c="8"/>android:id="@+id/amountInput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nter Amount"</text:p>
      <text:p text:style-name="Standard"><text:s text:c="8"/>android:inputType="numberDecimal" /&gt;</text:p>
      <text:p text:style-name="Standard"/>
      <text:p text:style-name="Standard"><text:s text:c="4"/>&lt;Button</text:p>
      <text:p text:style-name="Standard"><text:s text:c="8"/>android:id="@+id/deposi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Deposit" /&gt;</text:p>
      <text:p text:style-name="Standard">&lt;/LinearLayout&gt;</text:p>
      <text:p text:style-name="Standard"/>
      <text:p text:style-name="Standard">// HistoryActivity.java</text:p>
      <text:p text:style-name="Standard">public class HistoryActivity extends AppCompatActivity {</text:p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Toast.makeText(this, "Transaction History Coming Soon...", Toast.LENGTH_LONG).show();</text:p>
      <text:p text:style-name="Standard"><text:s text:c="8"/>finish();</text:p>
      <text:p text:style-name="Standard"><text:s text:c="4"/>}</text:p>
      <text:p text:style-name="Standard">}</text:p>
      <text:p text:style-name="Standard"/>
      <text:p text:style-name="Standard"/>
      <text:p text:style-name="Standard">public class WithdrawActivity extends AppCompatActivity {</text:p>
      <text:p text:style-name="Standard"><text:s text:c="4"/>EditText amountInput;</text:p>
      <text:p text:style-name="Standard"><text:s text:c="4"/>Button withdraw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withdraw);</text:p>
      <text:p text:style-name="Standard"/>
      <text:p text:style-name="Standard"><text:s text:c="8"/>amountInput = findViewById(R.id.amountInput);</text:p>
      <text:p text:style-name="Standard"><text:s text:c="8"/>withdrawBtn = findViewById(R.id.withdrawBtn);</text:p>
      <text:p text:style-name="Standard"><text:s text:c="8"/>prefs = getSharedPreferences("UserPrefs", MODE_PRIVATE);</text:p>
      <text:p text:style-name="Standard"/>
      <text:p text:style-name="Standard"><text:s text:c="8"/>withdrawBtn.setOnClickListener(v -&gt; {</text:p>
      <text:p text:style-name="Standard"><text:s text:c="12"/>float currentBal = prefs.getFloat("balance", 0);</text:p>
      <text:p text:style-name="Standard"><text:s text:c="12"/>float withdraw = Float.parseFloat(amountInput.getText().toString());</text:p>
      <text:p text:style-name="Standard"><text:s text:c="12"/>if (withdraw &gt; currentBal) {</text:p>
      <text:p text:style-name="Standard"><text:s text:c="16"/>Toast.makeText(this, "Insufficient funds", Toast.LENGTH_SHORT).show();</text:p>
      <text:p text:style-name="Standard"><text:s text:c="12"/>} else {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</text:p>
      <text:p text:style-name="Standard"><text:s text:c="16"/>currentBal -= withdraw;</text:p>
      <text:p text:style-name="Standard"><text:s text:c="16"/>SharedPreferences.Editor editor = prefs.edit();</text:p>
      <text:p text:style-name="Standard"><text:s text:c="16"/>editor.putFloat("balance", currentBal);</text:p>
      <text:p text:style-name="Standard"><text:soft-page-break/><text:s text:c="16"/>editor.apply();</text:p>
      <text:p text:style-name="Standard"><text:s text:c="16"/>Toast.makeText(this, "Withdrawn KES " + withdraw, Toast.LENGTH_SHORT).show();</text:p>
      <text:p text:style-name="Standard"><text:s text:c="16"/>finish();</text:p>
      <text:p text:style-name="Standard"><text:s text:c="12"/>}</text:p>
      <text:p text:style-name="Standard"><text:s text:c="8"/>});</text:p>
      <text:p text:style-name="Standard"><text:s text:c="4"/>}</text:p>
      <text:p text:style-name="Standard">}</text:p>
      <text:p text:style-name="P2">//xml widraw</text:p>
      <text:p text:style-name="Standard"/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amountInput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nter Amount"</text:p>
      <text:p text:style-name="Standard"><text:s text:c="8"/>android:inputType="numberDecimal" /&gt;</text:p>
      <text:p text:style-name="Standard"/>
      <text:p text:style-name="Standard"><text:s text:c="4"/>&lt;Button</text:p>
      <text:p text:style-name="Standard"><text:s text:c="8"/>android:id="@+id/withdraw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Withdraw" /&gt;</text:p>
      <text:p text:style-name="Standard">&lt;/LinearLayout&gt;</text:p>
      <text:p text:style-name="Standard"/>
      <text:p text:style-name="Standard"/>
      <text:p text:style-name="Standard"/>
      <text:p text:style-name="P2">create a model called transaction</text:p>
      <text:p text:style-name="P2">public class Transaction {</text:p>
      <text:p text:style-name="P2"><text:s text:c="4"/>private String type; // Deposit or Withdraw</text:p>
      <text:p text:style-name="P2"><text:s text:c="4"/>private float amount;</text:p>
      <text:p text:style-name="P2"><text:s text:c="4"/>private String date;</text:p>
      <text:p text:style-name="P2"/>
      <text:p text:style-name="P2"><text:s text:c="4"/>public Transaction(String type, float amount, String date) {</text:p>
      <text:p text:style-name="P2"><text:s text:c="8"/>this.type = type;</text:p>
      <text:p text:style-name="P2"><text:s text:c="8"/>this.amount = amount;</text:p>
      <text:p text:style-name="P2"><text:s text:c="8"/>this.date = date;</text:p>
      <text:p text:style-name="P2"><text:s text:c="4"/>}</text:p>
      <text:p text:style-name="P2"/>
      <text:p text:style-name="P2"><text:s text:c="4"/>public String getType() { return type; }</text:p>
      <text:p text:style-name="P2"><text:s text:c="4"/>public float getAmount() { return amount; }</text:p>
      <text:p text:style-name="P2"><text:s text:c="4"/>public String getDate() { return date; }</text:p>
      <text:p text:style-name="P2">}</text:p>
      <text:p text:style-name="P2"/>
      <text:h text:style-name="P1" text:outline-level="4"><text:soft-page-break/>. Create SQLite helper <text:span text:style-name="Source_20_Text">TransactionDBHelper.java</text:span></text:h>
      <text:p text:style-name="Preformatted_20_Text">java</text:p>
      <text:p text:style-name="Preformatted_20_Text">CopyEdit</text:p>
      <text:p text:style-name="P3"><text:span text:style-name="Source_20_Text">public class TransactionDBHelper extends SQLiteOpenHelper {</text:span></text:p>
      <text:p text:style-name="P3"><text:span text:style-name="Source_20_Text"><text:s text:c="4"/>private static final String DB_NAME = "bank.db";</text:span></text:p>
      <text:p text:style-name="P3"><text:span text:style-name="Source_20_Text"><text:s text:c="4"/>private static final int DB_VERSION = 1;</text:span></text:p>
      <text:p text:style-name="P3"/>
      <text:p text:style-name="P3"><text:span text:style-name="Source_20_Text"><text:s text:c="4"/>public TransactionDBHelper(Context context) {</text:span></text:p>
      <text:p text:style-name="P3"><text:span text:style-name="Source_20_Text"><text:s text:c="8"/>super(context, DB_NAME, null, DB_VERSION)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@Override</text:span></text:p>
      <text:p text:style-name="P3"><text:span text:style-name="Source_20_Text"><text:s text:c="4"/>public void onCreate(SQLiteDatabase db) {</text:span></text:p>
      <text:p text:style-name="P3"><text:span text:style-name="Source_20_Text"><text:s text:c="8"/>db.execSQL("CREATE TABLE transactions (id INTEGER PRIMARY KEY, type TEXT, amount REAL, date TEXT)")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@Override</text:span></text:p>
      <text:p text:style-name="P3"><text:span text:style-name="Source_20_Text"><text:s text:c="4"/>public void onUpgrade(SQLiteDatabase db, int oldVersion, int newVersion) {</text:span></text:p>
      <text:p text:style-name="P3"><text:span text:style-name="Source_20_Text"><text:s text:c="8"/>db.execSQL("DROP TABLE IF EXISTS transactions");</text:span></text:p>
      <text:p text:style-name="P3"><text:span text:style-name="Source_20_Text"><text:s text:c="8"/>onCreate(db)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public void addTransaction(Transaction tx) {</text:span></text:p>
      <text:p text:style-name="P3"><text:span text:style-name="Source_20_Text"><text:s text:c="8"/>SQLiteDatabase db = this.getWritableDatabase();</text:span></text:p>
      <text:p text:style-name="P3"><text:span text:style-name="Source_20_Text"><text:s text:c="8"/>ContentValues values = new ContentValues();</text:span></text:p>
      <text:p text:style-name="P3"><text:span text:style-name="Source_20_Text"><text:s text:c="8"/>values.put("type", tx.getType());</text:span></text:p>
      <text:p text:style-name="P3"><text:span text:style-name="Source_20_Text"><text:s text:c="8"/>values.put("amount", tx.getAmount());</text:span></text:p>
      <text:p text:style-name="P3"><text:span text:style-name="Source_20_Text"><text:s text:c="8"/>values.put("date", tx.getDate());</text:span></text:p>
      <text:p text:style-name="P3"><text:span text:style-name="Source_20_Text"><text:s text:c="8"/>db.insert("transactions", null, values);</text:span></text:p>
      <text:p text:style-name="P3"><text:span text:style-name="Source_20_Text"><text:s text:c="8"/>db.close()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public List&lt;Transaction&gt; getAllTransactions() {</text:span></text:p>
      <text:p text:style-name="P3"><text:span text:style-name="Source_20_Text"><text:s text:c="8"/>List&lt;Transaction&gt; list = new ArrayList&lt;&gt;();</text:span></text:p>
      <text:p text:style-name="P3"><text:span text:style-name="Source_20_Text"><text:s text:c="8"/>SQLiteDatabase db = this.getReadableDatabase();</text:span></text:p>
      <text:p text:style-name="P3"><text:span text:style-name="Source_20_Text"><text:s text:c="8"/>Cursor cursor = db.rawQuery("SELECT * FROM transactions ORDER BY id DESC", null);</text:span></text:p>
      <text:p text:style-name="P3"><text:span text:style-name="Source_20_Text"><text:s text:c="8"/>while (cursor.moveToNext()) {</text:span></text:p>
      <text:p text:style-name="P3"><text:span text:style-name="Source_20_Text"><text:s text:c="12"/>list.add(new Transaction(</text:span></text:p>
      <text:p text:style-name="P3"><text:span text:style-name="Source_20_Text"><text:s text:c="16"/>cursor.getString(1),</text:span></text:p>
      <text:p text:style-name="P3"><text:span text:style-name="Source_20_Text"><text:s text:c="16"/>cursor.getFloat(2),</text:span></text:p>
      <text:p text:style-name="P3"><text:span text:style-name="Source_20_Text"><text:s text:c="16"/>cursor.getString(3)</text:span></text:p>
      <text:p text:style-name="P3"><text:span text:style-name="Source_20_Text"><text:s text:c="12"/>));</text:span></text:p>
      <text:p text:style-name="P3"><text:span text:style-name="Source_20_Text"><text:s text:c="8"/>}</text:span></text:p>
      <text:p text:style-name="P3"><text:span text:style-name="Source_20_Text"><text:s text:c="8"/>cursor.close();</text:span></text:p>
      <text:p text:style-name="P3"><text:span text:style-name="Source_20_Text"><text:s text:c="8"/>return list;</text:span></text:p>
      <text:p text:style-name="P3"><text:span text:style-name="Source_20_Text"><text:s text:c="4"/>}</text:span></text:p>
      <text:p text:style-name="P4"><text:span text:style-name="Source_20_Text">}</text:span></text:p>
      <text:h text:style-name="P1" text:outline-level="4">Update Deposit &amp; Withdraw to log to DB</text:h>
      <text:p text:style-name="Text_20_body">In <text:span text:style-name="Source_20_Text">DepositActivity</text:span> and <text:span text:style-name="Source_20_Text">WithdrawActivity</text:span>, after balance update:</text:p>
      <text:p text:style-name="Preformatted_20_Text">java</text:p>
      <text:p text:style-name="Preformatted_20_Text">CopyEdit</text:p>
      <text:p text:style-name="P3"><text:span text:style-name="Source_20_Text">TransactionDBHelper dbHelper = new TransactionDBHelper(this);</text:span></text:p>
      <text:p text:style-name="P3"><text:soft-page-break/><text:span text:style-name="Source_20_Text">String date = new SimpleDateFormat("yyyy-MM-dd HH:mm:ss", Locale.getDefault()).format(new Date());</text:span></text:p>
      <text:p text:style-name="P4"><text:span text:style-name="Source_20_Text">dbHelper.addTransaction(new Transaction("Deposit", deposit, date)); // or "Withdraw"</text:span></text:p>
      <text:h text:style-name="Heading_20_4" text:outline-level="4">4. Create <text:span text:style-name="Source_20_Text">HistoryActivity.java</text:span></text:h>
      <text:p text:style-name="Preformatted_20_Text">java</text:p>
      <text:p text:style-name="Preformatted_20_Text">CopyEdit</text:p>
      <text:p text:style-name="P3"><text:span text:style-name="Source_20_Text">public class HistoryActivity extends AppCompatActivity {</text:span></text:p>
      <text:p text:style-name="P3"><text:span text:style-name="Source_20_Text"><text:s text:c="4"/>RecyclerView recyclerView;</text:span></text:p>
      <text:p text:style-name="P3"><text:span text:style-name="Source_20_Text"><text:s text:c="4"/>TransactionAdapter adapter;</text:span></text:p>
      <text:p text:style-name="P3"><text:span text:style-name="Source_20_Text"><text:s text:c="4"/>List&lt;Transaction&gt; transactionList;</text:span></text:p>
      <text:p text:style-name="P3"/>
      <text:p text:style-name="P3"><text:span text:style-name="Source_20_Text"><text:s text:c="4"/>@Override</text:span></text:p>
      <text:p text:style-name="P3"><text:span text:style-name="Source_20_Text"><text:s text:c="4"/>protected void onCreate(Bundle savedInstanceState) {</text:span></text:p>
      <text:p text:style-name="P3"><text:span text:style-name="Source_20_Text"><text:s text:c="8"/>super.onCreate(savedInstanceState);</text:span></text:p>
      <text:p text:style-name="P3"><text:span text:style-name="Source_20_Text"><text:s text:c="8"/>setContentView(R.layout.activity_history);</text:span></text:p>
      <text:p text:style-name="P3"/>
      <text:p text:style-name="P3"><text:span text:style-name="Source_20_Text"><text:s text:c="8"/>recyclerView = findViewById(R.id.recyclerView);</text:span></text:p>
      <text:p text:style-name="P3"><text:span text:style-name="Source_20_Text"><text:s text:c="8"/>recyclerView.setLayoutManager(new LinearLayoutManager(this));</text:span></text:p>
      <text:p text:style-name="P3"/>
      <text:p text:style-name="P3"><text:span text:style-name="Source_20_Text"><text:s text:c="8"/>TransactionDBHelper dbHelper = new TransactionDBHelper(this);</text:span></text:p>
      <text:p text:style-name="P3"><text:span text:style-name="Source_20_Text"><text:s text:c="8"/>transactionList = dbHelper.getAllTransactions();</text:span></text:p>
      <text:p text:style-name="P3"><text:span text:style-name="Source_20_Text"><text:s text:c="8"/>adapter = new TransactionAdapter(transactionList);</text:span></text:p>
      <text:p text:style-name="P3"><text:span text:style-name="Source_20_Text"><text:s text:c="8"/>recyclerView.setAdapter(adapter);</text:span></text:p>
      <text:p text:style-name="P3"><text:span text:style-name="Source_20_Text"><text:s text:c="4"/>}</text:span></text:p>
      <text:p text:style-name="P4"><text:span text:style-name="Source_20_Text">}</text:span></text:p>
      <text:h text:style-name="Heading_20_4" text:outline-level="4">5. RecyclerView Adapter <text:span text:style-name="Source_20_Text">TransactionAdapter.java</text:span></text:h>
      <text:p text:style-name="Preformatted_20_Text">java</text:p>
      <text:p text:style-name="Preformatted_20_Text">CopyEdit</text:p>
      <text:p text:style-name="P3"><text:span text:style-name="Source_20_Text">public class TransactionAdapter extends RecyclerView.Adapter&lt;TransactionAdapter.ViewHolder&gt; {</text:span></text:p>
      <text:p text:style-name="P3"><text:span text:style-name="Source_20_Text"><text:s text:c="4"/>List&lt;Transaction&gt; list;</text:span></text:p>
      <text:p text:style-name="P3"/>
      <text:p text:style-name="P3"><text:span text:style-name="Source_20_Text"><text:s text:c="4"/>public TransactionAdapter(List&lt;Transaction&gt; list) {</text:span></text:p>
      <text:p text:style-name="P3"><text:span text:style-name="Source_20_Text"><text:s text:c="8"/>this.list = list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public static class ViewHolder extends RecyclerView.ViewHolder {</text:span></text:p>
      <text:p text:style-name="P3"><text:span text:style-name="Source_20_Text"><text:s text:c="8"/>TextView type, amount, date;</text:span></text:p>
      <text:p text:style-name="P3"/>
      <text:p text:style-name="P3"><text:span text:style-name="Source_20_Text"><text:s text:c="8"/>public ViewHolder(View itemView) {</text:span></text:p>
      <text:p text:style-name="P3"><text:span text:style-name="Source_20_Text"><text:s text:c="12"/>super(itemView);</text:span></text:p>
      <text:p text:style-name="P3"><text:span text:style-name="Source_20_Text"><text:s text:c="12"/>type = itemView.findViewById(R.id.txType);</text:span></text:p>
      <text:p text:style-name="P3"><text:span text:style-name="Source_20_Text"><text:s text:c="12"/>amount = itemView.findViewById(R.id.txAmount);</text:span></text:p>
      <text:p text:style-name="P3"><text:span text:style-name="Source_20_Text"><text:s text:c="12"/>date = itemView.findViewById(R.id.txDate);</text:span></text:p>
      <text:p text:style-name="P3"><text:span text:style-name="Source_20_Text"><text:s text:c="8"/>}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@NonNull</text:span></text:p>
      <text:p text:style-name="P3"><text:span text:style-name="Source_20_Text"><text:s text:c="4"/>@Override</text:span></text:p>
      <text:p text:style-name="P3"><text:span text:style-name="Source_20_Text"><text:s text:c="4"/>public ViewHolder onCreateViewHolder(@NonNull ViewGroup parent, int viewType) {</text:span></text:p>
      <text:p text:style-name="P3"><text:span text:style-name="Source_20_Text"><text:s text:c="8"/>View view = LayoutInflater.from(parent.getContext()).inflate(R.layout.item_transaction, parent, false);</text:span></text:p>
      <text:p text:style-name="P3"><text:soft-page-break/><text:span text:style-name="Source_20_Text"><text:s text:c="8"/>return new ViewHolder(view)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@Override</text:span></text:p>
      <text:p text:style-name="P3"><text:span text:style-name="Source_20_Text"><text:s text:c="4"/>public void onBindViewHolder(ViewHolder holder, int position) {</text:span></text:p>
      <text:p text:style-name="P3"><text:span text:style-name="Source_20_Text"><text:s text:c="8"/>Transaction tx = list.get(position);</text:span></text:p>
      <text:p text:style-name="P3"><text:span text:style-name="Source_20_Text"><text:s text:c="8"/>holder.type.setText(tx.getType());</text:span></text:p>
      <text:p text:style-name="P3"><text:span text:style-name="Source_20_Text"><text:s text:c="8"/>holder.amount.setText("KES " + tx.getAmount());</text:span></text:p>
      <text:p text:style-name="P3"><text:span text:style-name="Source_20_Text"><text:s text:c="8"/>holder.date.setText(tx.getDate())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@Override</text:span></text:p>
      <text:p text:style-name="P3"><text:span text:style-name="Source_20_Text"><text:s text:c="4"/>public int getItemCount() {</text:span></text:p>
      <text:p text:style-name="P3"><text:span text:style-name="Source_20_Text"><text:s text:c="8"/>return list.size();</text:span></text:p>
      <text:p text:style-name="P3"><text:span text:style-name="Source_20_Text"><text:s text:c="4"/>}</text:span></text:p>
      <text:p text:style-name="P4"><text:span text:style-name="Source_20_Text">}</text:span></text:p>
      <text:h text:style-name="Heading_20_4" text:outline-level="4">6. Layout files:</text:h>
      <text:h text:style-name="Heading_20_5" text:outline-level="5"><text:span text:style-name="Source_20_Text">activity_history.xml</text:span></text:h>
      <text:p text:style-name="Preformatted_20_Text">xml</text:p>
      <text:p text:style-name="Preformatted_20_Text">CopyEdit</text:p>
      <text:p text:style-name="P3"><text:span text:style-name="Source_20_Text">&lt;LinearLayout xmlns:android="http://schemas.android.com/apk/res/android"</text:span></text:p>
      <text:p text:style-name="P3"><text:span text:style-name="Source_20_Text"><text:s text:c="4"/>android:orientation="vertical" android:layout_width="match_parent"</text:span></text:p>
      <text:p text:style-name="P3"><text:span text:style-name="Source_20_Text"><text:s text:c="4"/>android:layout_height="match_parent"&gt;</text:span></text:p>
      <text:p text:style-name="P3"/>
      <text:p text:style-name="P3"><text:span text:style-name="Source_20_Text"><text:s text:c="4"/>&lt;androidx.recyclerview.widget.RecyclerView</text:span></text:p>
      <text:p text:style-name="P3"><text:span text:style-name="Source_20_Text"><text:s text:c="8"/>android:id="@+id/recyclerView"</text:span></text:p>
      <text:p text:style-name="P3"><text:span text:style-name="Source_20_Text"><text:s text:c="8"/>android:layout_width="match_parent"</text:span></text:p>
      <text:p text:style-name="P3"><text:span text:style-name="Source_20_Text"><text:s text:c="8"/>android:layout_height="match_parent"/&gt;</text:span></text:p>
      <text:p text:style-name="P4"><text:span text:style-name="Source_20_Text">&lt;/LinearLayout&gt;</text:span></text:p>
      <text:h text:style-name="Heading_20_5" text:outline-level="5"><text:span text:style-name="Source_20_Text">item_transaction.xml</text:span></text:h>
      <text:p text:style-name="Preformatted_20_Text">xml</text:p>
      <text:p text:style-name="Preformatted_20_Text">CopyEdit</text:p>
      <text:p text:style-name="P3"><text:span text:style-name="Source_20_Text">&lt;LinearLayout xmlns:android="http://schemas.android.com/apk/res/android"</text:span></text:p>
      <text:p text:style-name="P3"><text:span text:style-name="Source_20_Text"><text:s text:c="4"/>android:layout_width="match_parent"</text:span></text:p>
      <text:p text:style-name="P3"><text:span text:style-name="Source_20_Text"><text:s text:c="4"/>android:layout_height="wrap_content"</text:span></text:p>
      <text:p text:style-name="P3"><text:span text:style-name="Source_20_Text"><text:s text:c="4"/>android:orientation="vertical"</text:span></text:p>
      <text:p text:style-name="P3"><text:span text:style-name="Source_20_Text"><text:s text:c="4"/>android:padding="10dp"&gt;</text:span></text:p>
      <text:p text:style-name="P3"/>
      <text:p text:style-name="P3"><text:span text:style-name="Source_20_Text"><text:s text:c="4"/>&lt;TextView android:id="@+id/txType"</text:span></text:p>
      <text:p text:style-name="P3"><text:span text:style-name="Source_20_Text"><text:s text:c="8"/>android:layout_width="wrap_content"</text:span></text:p>
      <text:p text:style-name="P3"><text:span text:style-name="Source_20_Text"><text:s text:c="8"/>android:layout_height="wrap_content"</text:span></text:p>
      <text:p text:style-name="P3"><text:span text:style-name="Source_20_Text"><text:s text:c="8"/>android:textStyle="bold"/&gt;</text:span></text:p>
      <text:p text:style-name="P3"/>
      <text:p text:style-name="P3"><text:span text:style-name="Source_20_Text"><text:s text:c="4"/>&lt;TextView android:id="@+id/txAmount"</text:span></text:p>
      <text:p text:style-name="P3"><text:span text:style-name="Source_20_Text"><text:s text:c="8"/>android:layout_width="wrap_content"</text:span></text:p>
      <text:p text:style-name="P3"><text:span text:style-name="Source_20_Text"><text:s text:c="8"/>android:layout_height="wrap_content"/&gt;</text:span></text:p>
      <text:p text:style-name="P3"/>
      <text:p text:style-name="P3"><text:span text:style-name="Source_20_Text"><text:s text:c="4"/>&lt;TextView android:id="@+id/txDate"</text:span></text:p>
      <text:p text:style-name="P3"><text:span text:style-name="Source_20_Text"><text:s text:c="8"/>android:layout_width="wrap_content"</text:span></text:p>
      <text:p text:style-name="P3"><text:span text:style-name="Source_20_Text"><text:s text:c="8"/>android:layout_height="wrap_content"/&gt;</text:span></text:p>
      <text:p text:style-name="P4"><text:span text:style-name="Source_20_Text">&lt;/LinearLayout&gt;</text:span></text:p>
      <text:p text:style-name="Horizontal_20_Line"/>
      <text:h text:style-name="Heading_20_2" text:outline-level="2"><text:soft-page-break/>✅ Final Step</text:h>
      <text:p text:style-name="Text_20_body">Update your <text:span text:style-name="Source_20_Text">AndroidManifest.xml</text:span> to register all activities:</text:p>
      <text:p text:style-name="Preformatted_20_Text">xml</text:p>
      <text:p text:style-name="Preformatted_20_Text">CopyEdit</text:p>
      <text:p text:style-name="P3"><text:span text:style-name="Source_20_Text">&lt;activity android:name=".RegisterActivity" /&gt;</text:span></text:p>
      <text:p text:style-name="P3"><text:span text:style-name="Source_20_Text">&lt;activity android:name=".DashboardActivity" /&gt;</text:span></text:p>
      <text:p text:style-name="P3"><text:span text:style-name="Source_20_Text">&lt;activity android:name=".DepositActivity" /&gt;</text:span></text:p>
      <text:p text:style-name="P3"><text:span text:style-name="Source_20_Text">&lt;activity android:name=".WithdrawActivity" /&gt;</text:span></text:p>
      <text:p text:style-name="P4"><text:span text:style-name="Source_20_Text">&lt;activity android:name=".HistoryActivity" /&gt;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5:30:14.063375924</meta:creation-date>
    <dc:date>2025-07-10T16:15:02.490555824</dc:date>
    <meta:editing-duration>PT8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1" meta:paragraph-count="431" meta:word-count="1018" meta:character-count="16321" meta:non-whitespace-character-count="13206"/>
  </office:meta>
</office:document-meta>
</file>